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Tabla1" style:family="table">
      <style:table-properties style:width="5.503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3.09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color="#000000" loext:opacity="100%" style:font-name="DejaVu Math TeX Gyre" fo:font-size="20pt" style:text-underline-style="solid" style:text-underline-width="bold" style:text-underline-color="font-color" fo:font-weight="bold" officeooo:rsid="002003de" officeooo:paragraph-rsid="002b1373" fo:background-color="#ffff00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2003de" officeooo:paragraph-rsid="002003de"/>
    </style:style>
    <style:style style:name="P3" style:family="paragraph" style:parent-style-name="Standard">
      <style:paragraph-properties fo:text-align="center" style:justify-single-word="false"/>
      <style:text-properties officeooo:rsid="002003de" officeooo:paragraph-rsid="002003de"/>
    </style:style>
    <style:style style:name="P4" style:family="paragraph" style:parent-style-name="Table_20_Contents">
      <style:paragraph-properties fo:text-align="center" style:justify-single-word="false"/>
      <style:text-properties officeooo:rsid="002003de" officeooo:paragraph-rsid="002003de"/>
    </style:style>
    <style:style style:name="P5" style:family="paragraph" style:parent-style-name="Standard">
      <style:paragraph-properties fo:text-align="start" style:justify-single-word="false"/>
      <style:text-properties officeooo:rsid="002003de" officeooo:paragraph-rsid="002003de"/>
    </style:style>
    <style:style style:name="P6" style:family="paragraph" style:parent-style-name="Standard">
      <style:text-properties style:text-underline-style="solid" style:text-underline-width="bold" style:text-underline-color="font-color" fo:font-weight="bold" officeooo:rsid="002003de" officeooo:paragraph-rsid="002003d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bold" style:text-underline-color="font-color" fo:font-weight="bold" officeooo:rsid="002003de" officeooo:paragraph-rsid="002003d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220050" officeooo:paragraph-rsid="00220050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7551d" officeooo:paragraph-rsid="0027551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7551d"/>
    </style:style>
    <style:style style:name="P11" style:family="paragraph" style:parent-style-name="Standard">
      <style:paragraph-properties fo:text-align="start" style:justify-single-word="false"/>
      <style:text-properties officeooo:paragraph-rsid="002fba02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2b59b6" officeooo:paragraph-rsid="002b59b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2d250a" officeooo:paragraph-rsid="002d250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2fba02" officeooo:paragraph-rsid="002fba0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MathJax_Main" fo:font-size="9pt" fo:font-style="italic" fo:font-weight="bold" officeooo:rsid="0025310a" officeooo:paragraph-rsid="00220050" fo:background-color="transparent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MathJax_Main" fo:font-size="9pt" fo:font-style="italic" fo:font-weight="bold" officeooo:rsid="0027551d" officeooo:paragraph-rsid="0027551d" fo:background-color="transparent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27551d" officeooo:paragraph-rsid="002755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solid" style:text-underline-width="bold" style:text-underline-color="font-color" fo:font-weight="bold" officeooo:rsid="0027551d" officeooo:paragraph-rsid="0027551d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solid" style:text-underline-width="bold" style:text-underline-color="font-color" fo:font-weight="bold" officeooo:rsid="002b1373" officeooo:paragraph-rsid="002b1373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solid" style:text-underline-width="bold" style:text-underline-color="font-color" fo:font-weight="bold" officeooo:rsid="002b59b6" officeooo:paragraph-rsid="002b59b6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solid" style:text-underline-width="bold" style:text-underline-color="font-color" fo:font-weight="bold" officeooo:rsid="002d250a" officeooo:paragraph-rsid="002d250a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7551d" officeooo:paragraph-rsid="002755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7551d" officeooo:paragraph-rsid="002b59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b59b6" officeooo:paragraph-rsid="002b59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b59b6" officeooo:paragraph-rsid="002b59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d22c4" officeooo:paragraph-rsid="002b59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d250a" officeooo:paragraph-rsid="002d25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e3fc1" officeooo:paragraph-rsid="002e3f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fba02" officeooo:paragraph-rsid="002fba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DejaVu Math TeX Gyre" fo:font-size="10pt" fo:font-style="normal" style:text-underline-style="none" fo:font-weight="bold" officeooo:rsid="002b59b6" officeooo:paragraph-rsid="002b59b6" fo:background-color="transparent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DejaVu Math TeX Gyre" fo:font-size="10pt" fo:font-style="normal" style:text-underline-style="none" fo:font-weight="bold" officeooo:rsid="002d250a" officeooo:paragraph-rsid="002d250a" fo:background-color="transparent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d250a" officeooo:paragraph-rsid="002d250a" fo:background-color="transparent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DejaVu Math TeX Gyre" fo:font-size="11pt" fo:font-weight="bold" officeooo:paragraph-rsid="002fba02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2fba02" officeooo:paragraph-rsid="002fba02" fo:background-color="#ffff0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2pt" fo:font-style="normal" style:text-underline-style="none" fo:font-weight="normal" officeooo:rsid="0032b377" officeooo:paragraph-rsid="0032b377" fo:background-color="#ffff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2fba0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35093e" officeooo:paragraph-rsid="0035093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366b53" officeooo:paragraph-rsid="00366b53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3c0f20" officeooo:paragraph-rsid="003c0f2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3c6a9b" officeooo:paragraph-rsid="003c6a9b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347746" officeooo:paragraph-rsid="0034774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366b53" officeooo:paragraph-rsid="00366b5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bold" style:text-underline-color="font-color" fo:font-weight="normal" officeooo:rsid="0032b377" officeooo:paragraph-rsid="0032b37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2b377" officeooo:paragraph-rsid="0032b37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47746" officeooo:paragraph-rsid="00347746" style:font-size-asian="12pt" style:font-weight-asian="normal" style:font-size-complex="12pt" style:font-weight-complex="normal"/>
    </style:style>
    <style:style style:name="T1" style:family="text">
      <style:text-properties officeooo:rsid="00203a4b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MathJax_Main" fo:font-size="9pt" fo:font-style="italic" fo:font-weight="bold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loext:opacity="100%" style:font-name="MathJax_Main" fo:font-size="9pt" fo:font-style="italic" fo:font-weight="bold" officeooo:rsid="0025310a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color="#000000" loext:opacity="100%" style:font-name="MathJax_Main" fo:font-size="9pt" fo:font-style="italic" fo:font-weight="bold" officeooo:rsid="0027551d" fo:background-color="transparent" loext:char-shading-value="0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color="#000000" loext:opacity="100%" fo:background-color="transparent" loext:char-shading-value="0"/>
    </style:style>
    <style:style style:name="T8" style:family="text">
      <style:text-properties fo:color="#000000" loext:opacity="100%" officeooo:rsid="0025310a" fo:background-color="transparent" loext:char-shading-value="0"/>
    </style:style>
    <style:style style:name="T9" style:family="text">
      <style:text-properties fo:color="#000000" loext:opacity="100%" officeooo:rsid="002d22c4" fo:background-color="transparent" loext:char-shading-value="0"/>
    </style:style>
    <style:style style:name="T10" style:family="text">
      <style:text-properties fo:color="#000000" loext:opacity="100%" officeooo:rsid="002fba02" fo:background-color="transparent" loext:char-shading-value="0"/>
    </style:style>
    <style:style style:name="T11" style:family="text">
      <style:text-properties fo:color="#000000" loext:opacity="100%" style:font-name="Liberation Serif" fo:font-size="12pt" fo:font-style="normal" fo:font-weight="normal" officeooo:rsid="0027551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text-position="sub 58%" fo:background-color="transparent" loext:char-shading-value="0"/>
    </style:style>
    <style:style style:name="T13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4" style:family="text">
      <style:text-properties fo:color="#000000" loext:opacity="100%" style:text-line-through-style="none" style:text-line-through-type="none" style:font-name="Liberation Serif" fo:font-size="12pt" fo:font-style="normal" style:text-underline-style="none" fo:font-weight="normal" officeooo:rsid="002fba0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DejaVu Math TeX Gyr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000000" loext:opacity="100%" style:text-underline-style="none" fo:background-color="transparent" loext:char-shading-value="0"/>
    </style:style>
    <style:style style:name="T17" style:family="text">
      <style:text-properties fo:color="#000000" loext:opacity="100%" style:text-underline-style="none" officeooo:rsid="0035093e" fo:background-color="transparent" loext:char-shading-value="0"/>
    </style:style>
    <style:style style:name="T18" style:family="text">
      <style:text-properties fo:color="#000000" loext:opacity="100%" style:text-underline-style="none" officeooo:rsid="00366b53" fo:background-color="transparent" loext:char-shading-value="0"/>
    </style:style>
    <style:style style:name="T19" style:family="text">
      <style:text-properties fo:color="#000000" loext:opacity="100%" style:text-underline-style="none" officeooo:rsid="00384678" fo:background-color="transparent" loext:char-shading-value="0"/>
    </style:style>
    <style:style style:name="T20" style:family="text">
      <style:text-properties fo:color="#000000" loext:opacity="100%" style:text-underline-style="none" officeooo:rsid="003b3e6c" fo:background-color="transparent" loext:char-shading-value="0"/>
    </style:style>
    <style:style style:name="T21" style:family="text">
      <style:text-properties fo:color="#000000" loext:opacity="100%" style:text-underline-style="solid" style:text-underline-width="bold" style:text-underline-color="font-color" fo:background-color="transparent" loext:char-shading-value="0"/>
    </style:style>
    <style:style style:name="T22" style:family="text">
      <style:text-properties fo:color="#000000" loext:opacity="100%" style:text-underline-style="solid" style:text-underline-width="bold" style:text-underline-color="font-color" officeooo:rsid="0035093e" fo:background-color="transparent" loext:char-shading-value="0"/>
    </style:style>
    <style:style style:name="T23" style:family="text">
      <style:text-properties fo:color="#000000" loext:opacity="100%" style:text-position="0% 100%" style:text-underline-style="none" fo:font-weight="bold" fo:background-color="transparent" loext:char-shading-value="0" style:font-weight-asian="bold" style:font-weight-complex="bold"/>
    </style:style>
    <style:style style:name="T24" style:family="text">
      <style:text-properties officeooo:rsid="002639df"/>
    </style:style>
    <style:style style:name="T25" style:family="text">
      <style:text-properties fo:color="#ff0000" loext:opacity="100%" style:text-position="0% 100%" style:font-name="Liberation Serif" fo:font-size="12pt" fo:font-style="normal" fo:font-weight="normal" officeooo:rsid="0027551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ff0000" loext:opacity="100%" style:font-name="Liberation Serif" fo:font-size="12pt" fo:font-style="normal" fo:font-weight="normal" officeooo:rsid="0027551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) ¿Que es un objeto?</text:p>
      <text:p text:style-name="P2"/>
      <text:p text:style-name="P2">Instancia de una clase, se almacena la referencia al objeto.</text:p>
      <text:p text:style-name="P2"/>
      <text:p text:style-name="P6">2) ¿Que es un atributo?</text:p>
      <text:p text:style-name="P2"/>
      <text:p text:style-name="P2">Son los elementos que el objeto tiene dentro de si mismo [datos, funciones, métodos, etc]</text:p>
      <text:p text:style-name="P2"/>
      <text:p text:style-name="P6">3) ¿Como se almacenan los atributos dentro de un objeto?</text:p>
      <text:p text:style-name="P2"/>
      <text:p text:style-name="P2">Se almacenan como un diccionario</text:p>
      <text:p text:style-name="P2"/>
      <text:p text:style-name="P2">EJ: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lase</text:p>
          </table:table-cell>
          <table:table-cell table:style-name="Tabla1.B1" office:value-type="string">
            <text:p text:style-name="P4">Valor</text:p>
          </table:table-cell>
        </table:table-row>
        <table:table-row>
          <table:table-cell table:style-name="Tabla1.A2" office:value-type="string">
            <text:p text:style-name="P4">aefihsejfse</text:p>
          </table:table-cell>
          <table:table-cell table:style-name="Tabla1.B2" office:value-type="string">
            <text:p text:style-name="P4">segsggwse</text:p>
          </table:table-cell>
        </table:table-row>
      </table:table>
      <text:p text:style-name="P3"/>
      <text:p text:style-name="P7">4) ¿Que es una clase?</text:p>
      <text:p text:style-name="P5"/>
      <text:p text:style-name="P5">Construcción sintáctica que TAD.</text:p>
      <text:p text:style-name="P5"/>
      <text:p text:style-name="P5">No hace falta crear funciones de orden superior, ni <text:span text:style-name="T1">funciones de despacho.</text:span></text:p>
      <text:p text:style-name="P5"/>
      <text:p text:style-name="P8">EJ:</text:p>
      <text:p text:style-name="P8"/>
      <text:p text:style-name="P8"><text:span text:style-name="T24">t</text:span>ype(4) = class <text:span text:style-name="T2">int</text:span></text:p>
      <text:p text:style-name="P8"/>
      <text:p text:style-name="P8"><text:span text:style-name="T24">t</text:span>ype(“hola”) = class <text:span text:style-name="T2">str</text:span></text:p>
      <text:p text:style-name="P8"/>
      <text:p text:style-name="P8"><text:span text:style-name="T24">t</text:span>ype(credenciales) = class <text:span text:style-name="T2">type </text:span><text:span text:style-name="T5">[ Esta clase contiene mas datos dentro, como por ejemplo otras clases ]</text:span></text:p>
      <text:p text:style-name="P15"/>
      <text:p text:style-name="P9"><text:span text:style-name="T8">(</text:span><text:span text:style-name="T7">Nombre del dato).__class__ <text:s/></text:span><text:span text:style-name="T4">[También es una forma valida para saber la clase de un dato]</text:span></text:p>
      <text:p text:style-name="P16"/>
      <text:p text:style-name="P10"><text:span text:style-name="T11">isintance(class, class) = </text:span><text:span text:style-name="T25">True</text:span><text:span text:style-name="T11"> or </text:span><text:span text:style-name="T26">False</text:span><text:span text:style-name="T11"> </text:span><text:span text:style-name="T6">[Para saber si una clase esta dentro de otra]</text:span></text:p>
      <text:p text:style-name="P17"/>
      <text:p text:style-name="P18">5) Variables de instancia</text:p>
      <text:p text:style-name="P18"/>
      <text:p text:style-name="P22">Estado interno del objeto.</text:p>
      <text:p text:style-name="P22"/>
      <text:p text:style-name="P24">EJ:</text:p>
      <text:p text:style-name="P30">def Deposito (fondos):</text:p>
      <text:p text:style-name="P30"><text:tab/>def __init__</text:p>
      <text:p text:style-name="P30"><text:tab/><text:tab/>self.deuda = -fondos</text:p>
      <text:p text:style-name="P30"><text:tab/>def retirar(self, cantidad)</text:p>
      <text:p text:style-name="P30"><text:tab/><text:tab/>self.fondos -= cantidad</text:p>
      <text:p text:style-name="P30"><text:tab/>def ingresar(self, cantidad)</text:p>
      <text:p text:style-name="P30"><text:tab/><text:tab/>self.fondos += cantidad</text:p>
      <text:p text:style-name="P23"/>
      <text:p text:style-name="P19"><text:soft-page-break/>6) ¿Como resuelve Python los atributos?</text:p>
      <text:p text:style-name="P19"/>
      <text:p text:style-name="P24">1- <text:s/>Busca el atributo dentro de las variables de instancia ( del objeto).</text:p>
      <text:p text:style-name="P24"/>
      <text:p text:style-name="P24">2- Si lo encuentra, lo devuelve.</text:p>
      <text:p text:style-name="P24"/>
      <text:p text:style-name="P24">3- Si no, lo busca dentro de la clase del objeto</text:p>
      <text:p text:style-name="P24"/>
      <text:p text:style-name="P24">EJ:</text:p>
      <text:p text:style-name="P24"/>
      <text:list text:style-name="L1">
        <text:list-item>
          <text:p text:style-name="P25">dep.fondos → 100</text:p>
          <text:p text:style-name="P25"/>
        </text:list-item>
        <text:list-item>
          <text:p text:style-name="P25">dep.retirar → &lt;__main__.Deposito objeto ox...&gt;</text:p>
          <text:p text:style-name="P25"/>
        </text:list-item>
        <text:list-item>
          <text:p text:style-name="P25">Deposito.retirar → &lt;funcion __main__.Deposito.retirar(self,cantidad)</text:p>
        </text:list-item>
      </text:list>
      <text:p text:style-name="P24"/>
      <text:p text:style-name="P20">7) Función “self”</text:p>
      <text:p text:style-name="P20"/>
      <text:p text:style-name="P24">“o” → objeto</text:p>
      <text:p text:style-name="P24">“c” → clase</text:p>
      <text:p text:style-name="P24">“m” → metodo</text:p>
      <text:p text:style-name="P24">“a” → argumentos</text:p>
      <text:p text:style-name="P24"/>
      <text:p text:style-name="P12"><text:span text:style-name="T7">o.m(a</text:span><text:span text:style-name="T12">1</text:span><text:span text:style-name="T7">, a</text:span><text:span text:style-name="T12">2</text:span><text:span text:style-name="T7">,….,a</text:span><text:span text:style-name="T12">n</text:span><text:span text:style-name="T7">)</text:span></text:p>
      <text:p text:style-name="P24"/>
      <text:p text:style-name="P12"><text:span text:style-name="T7">c.m(o,a</text:span><text:span text:style-name="T12">1</text:span><text:span text:style-name="T7">,a</text:span><text:span text:style-name="T12">2</text:span><text:span text:style-name="T7">,….,a</text:span><text:span text:style-name="T12">n</text:span><text:span text:style-name="T7">) </text:span><text:span text:style-name="T9">[ o = self ]</text:span></text:p>
      <text:p text:style-name="P26"/>
      <text:p text:style-name="P13"><text:span text:style-name="T9">E</text:span><text:span text:style-name="T7">J:</text:span></text:p>
      <text:p text:style-name="P27"/>
      <text:p text:style-name="P31">class A:</text:p>
      <text:p text:style-name="P31"><text:tab/>def uno(self):</text:p>
      <text:p text:style-name="P31"><text:tab/><text:tab/>print(‘estoy en uno’)</text:p>
      <text:p text:style-name="P31"><text:tab/>def dos(self)</text:p>
      <text:p text:style-name="P31"><text:tab/><text:tab/>print(‘estoy en dos’)</text:p>
      <text:p text:style-name="P32"/>
      <text:p text:style-name="P21">8) Métodos mágicos</text:p>
      <text:p text:style-name="P21"/>
      <text:p text:style-name="P28">Es todo método que comience y termine por “__” y se comportan de forma especial.</text:p>
      <text:p text:style-name="P28"/>
      <text:p text:style-name="P14"><text:span text:style-name="T7">El método “</text:span><text:span text:style-name="T13">__init__</text:span><text:span text:style-name="T7">”, el cual se convoca al comienzo de un objeto, tiene la función de </text:span></text:p>
      <text:p text:style-name="P34"><text:span text:style-name="T3">inicializar el objeto</text:span><text:span text:style-name="T7"> para que este tenga un forma correcta y pueda ser refenrenciado.</text:span></text:p>
      <text:p text:style-name="P35"><text:span text:style-name="T7">A este método también se le llama </text:span><text:span text:style-name="T13">constructor</text:span><text:span text:style-name="T7">, de base no devuelve nada.</text:span></text:p>
      <text:p text:style-name="P29">EJ:</text:p>
      <text:p text:style-name="P11"><text:span text:style-name="T14"><text:tab/></text:span><text:span text:style-name="T15">class Deposito:<text:line-break/><text:tab/><text:tab/>def __init__(self, fondos):<text:line-break/><text:tab/><text:tab/>self.fondos = fondos</text:span></text:p>
      <text:p text:style-name="P33"/>
      <text:p text:style-name="P36"><text:span text:style-name="T10">E</text:span><text:span text:style-name="T7">sto equivale a decir que la expresión </text:span><text:span text:style-name="T13">“Deposito(100)”</text:span><text:span text:style-name="T7"> se traduce a </text:span><text:span text:style-name="T13">“ref.__init__(100)”</text:span></text:p>
      <text:p text:style-name="P36"><text:span text:style-name="T13"/></text:p>
      <text:p text:style-name="P36"><text:soft-page-break/><text:span text:style-name="T13"/></text:p>
      <text:p text:style-name="P43"><text:span text:style-name="T13">9) ¿Que es la identidad?</text:span></text:p>
      <text:p text:style-name="P43"><text:span text:style-name="T13"/></text:p>
      <text:p text:style-name="P44"><text:span text:style-name="T7">Describe la propiedad que tienen los objetos de distinguirse de los demás.</text:span></text:p>
      <text:p text:style-name="P44"><text:span text:style-name="T7"/></text:p>
      <text:p text:style-name="P44"><text:span text:style-name="T7">EJ:</text:span></text:p>
      <text:p text:style-name="P44"><text:span text:style-name="T7"/></text:p>
      <text:p text:style-name="P44"><text:span text:style-name="T7">a <text:s/>→ 1234</text:span></text:p>
      <text:p text:style-name="P44"><text:span text:style-name="T7">b <text:s/>→ a</text:span></text:p>
      <text:p text:style-name="P44"><text:span text:style-name="T7"/></text:p>
      <text:p text:style-name="P44"><text:span text:style-name="T7">Ambos señalan a los mismo pese que son objetos distintos.</text:span></text:p>
      <text:p text:style-name="P45"><text:span text:style-name="T7">En este caso </text:span><text:span text:style-name="T13">son iguales pero no idénticos</text:span></text:p>
      <text:p text:style-name="P44"><text:span text:style-name="T7"/></text:p>
      <text:p text:style-name="P44"><text:span text:style-name="T7">La función para identificar el objeto es “id.(objeto)”</text:span></text:p>
      <text:p text:style-name="P44"><text:span text:style-name="T7"/></text:p>
      <text:p text:style-name="P45"><text:span text:style-name="T7">EJ:</text:span></text:p>
      <text:p text:style-name="P45"><text:span text:style-name="T7">a = 1234 → id(0xFA)</text:span></text:p>
      <text:p text:style-name="P45"><text:span text:style-name="T7">b = <text:s text:c="3"/>a <text:s text:c="3"/>→ id(0xFF)</text:span></text:p>
      <text:p text:style-name="P44"><text:span text:style-name="T16"/></text:p>
      <text:p text:style-name="P41"><text:span text:style-name="T21">10)</text:span><text:span text:style-name="T22"> Método Mágico</text:span><text:span text:style-name="T17"> </text:span><text:span text:style-name="T18">“</text:span><text:span text:style-name="T17">__eq__”</text:span></text:p>
      <text:p text:style-name="P41"><text:span text:style-name="T17"/></text:p>
      <text:p text:style-name="P37"><text:span text:style-name="T16">Es un método que compara objetos</text:span></text:p>
      <text:p text:style-name="P37"><text:span text:style-name="T16"/></text:p>
      <text:p text:style-name="P37"><text:span text:style-name="T16">a = 3 y b = 4</text:span></text:p>
      <text:p text:style-name="P37"><text:span text:style-name="T16"/></text:p>
      <text:p text:style-name="P37"><text:span text:style-name="T16">a == b [Es lo mismo que]→ a.__eq__(b)</text:span></text:p>
      <text:p text:style-name="P37"><text:span text:style-name="T16"/></text:p>
      <text:p text:style-name="P37"><text:span text:style-name="T16">Ejemplo de uso:</text:span></text:p>
      <text:p text:style-name="P37"><text:span text:style-name="T16"/></text:p>
      <text:p text:style-name="P37"><text:span text:style-name="T16"><text:tab/>class Deposito: “”””</text:span></text:p>
      <text:p text:style-name="P37"><text:span text:style-name="T16"><text:tab/><text:tab/>dep1= Deposito(100)</text:span></text:p>
      <text:p text:style-name="P37"><text:span text:style-name="T16"><text:tab/><text:tab/>dep2= Deposito(100)</text:span></text:p>
      <text:p text:style-name="P37"><text:span text:style-name="T16"><text:tab/></text:span></text:p>
      <text:p text:style-name="P37"><text:span text:style-name="T16">dep1 == dep2 <text:s/>→ dep1.fondos == dep2.fondos → (dep1.fondos).__eq__(dep2.fondos)</text:span></text:p>
      <text:p text:style-name="P37"><text:span text:style-name="T16"/></text:p>
      <text:p text:style-name="P37"><text:span text:style-name="T16">Otro Ejemplo:</text:span></text:p>
      <text:p text:style-name="P37"><text:span text:style-name="T16"/></text:p>
      <text:p text:style-name="P37"><text:span text:style-name="T16">DEPOSITO:</text:span></text:p>
      <text:p text:style-name="P37"><text:span text:style-name="T16">def __eq__(self, otro)</text:span></text:p>
      <text:p text:style-name="P37"><text:span text:style-name="T16"><text:tab/></text:span></text:p>
      <text:p text:style-name="P37"><text:span text:style-name="T16"><text:tab/>if type(self) != type(otro):</text:span></text:p>
      <text:p text:style-name="P37"><text:span text:style-name="T16"><text:tab/><text:tab/>return NotImplemented</text:span></text:p>
      <text:p text:style-name="P37"><text:span text:style-name="T16"><text:tab/>return self.fondos == otro.fondos</text:span></text:p>
      <text:p text:style-name="P37"><text:span text:style-name="T16"/></text:p>
      <text:p text:style-name="P37"><text:span text:style-name="T16">ahora si dep1 == dep2</text:span></text:p>
      <text:p text:style-name="P37"><text:span text:style-name="T16"/></text:p>
      <text:p text:style-name="P37"><text:span text:style-name="T16"/></text:p>
      <text:p text:style-name="P37"><text:span text:style-name="T16"/></text:p>
      <text:p text:style-name="P42"><text:soft-page-break/><text:span text:style-name="T21">11) Metodo Magico</text:span><text:span text:style-name="T16"> “__hash__”</text:span></text:p>
      <text:p text:style-name="P42"><text:span text:style-name="T16"/></text:p>
      <text:p text:style-name="P38"><text:span text:style-name="T16">los datos hasheables deben ser </text:span><text:span text:style-name="T23">NO</text:span><text:span text:style-name="T16"> mutables.</text:span></text:p>
      <text:p text:style-name="P38"><text:span text:style-name="T16"/></text:p>
      <text:p text:style-name="P38"><text:span text:style-name="T16">- Los metodos __eq__ y el __hash__ esta nrelacionados.</text:span></text:p>
      <text:p text:style-name="P38"><text:span text:style-name="T16"/></text:p>
      <text:p text:style-name="P38"><text:span text:style-name="T16">- Se debe cumplir :</text:span></text:p>
      <text:p text:style-name="P38"><text:span text:style-name="T16"/></text:p>
      <text:p text:style-name="P38"><text:span text:style-name="T16"><text:tab/>si x == y → hash(x) debe ser igual al hash (y)</text:span></text:p>
      <text:p text:style-name="P38"><text:span text:style-name="T16"/></text:p>
      <text:p text:style-name="P38"><text:span text:style-name="T16"><text:tab/></text:span><text:span text:style-name="T19">si x == y → x.__hash_₍) == y.__hash_₍)</text:span></text:p>
      <text:p text:style-name="P38"><text:span text:style-name="T19"/></text:p>
      <text:p text:style-name="P38"><text:span text:style-name="T19"><text:tab/>si x.__hash_₍) != y.__hash_₍) → x != y</text:span></text:p>
      <text:p text:style-name="P38"><text:span text:style-name="T19"/></text:p>
      <text:p text:style-name="P38"><text:span text:style-name="T19">- </text:span><text:span text:style-name="T20">si una clase “__eq__” y no defines “__hash__” lo que ocurre: __hash__ = None</text:span></text:p>
      <text:p text:style-name="P38"><text:span text:style-name="T20"/></text:p>
      <text:p text:style-name="P39"><text:span text:style-name="T20">E</text:span><text:span text:style-name="T16">J:</text:span></text:p>
      <text:p text:style-name="P39"><text:span text:style-name="T16"/></text:p>
      <text:p text:style-name="P39"><text:span text:style-name="T16"><text:tab/>Class Deposito:</text:span></text:p>
      <text:p text:style-name="P39"><text:span text:style-name="T16"><text:tab/><text:tab/>“””””””””</text:span></text:p>
      <text:p text:style-name="P39"><text:span text:style-name="T16">→[Implementación] <text:tab/>def __eq_₍):</text:span></text:p>
      <text:p text:style-name="P39"><text:span text:style-name="T16"/></text:p>
      <text:p text:style-name="P39"><text:span text:style-name="T16">fondos1 == fondos2</text:span></text:p>
      <text:p text:style-name="P39"><text:span text:style-name="T16">a= deposito(100)</text:span></text:p>
      <text:p text:style-name="P39"><text:span text:style-name="T16">b= deposito(100)</text:span></text:p>
      <text:p text:style-name="P39"><text:span text:style-name="T16"/></text:p>
      <text:p text:style-name="P39"><text:span text:style-name="T16">a == b → TRUE</text:span></text:p>
      <text:p text:style-name="P39"><text:span text:style-name="T16"/></text:p>
      <text:p text:style-name="P40"><text:span text:style-name="T16">hash(a) == hash(b) → TRUE</text:span></text:p>
      <text:p text:style-name="P39"><text:span text:style-name="T16"/></text:p>
      <text:p text:style-name="P39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Main" svg:font-family="MathJax_Mai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 loext:opacity="100%" style:font-name="DejaVu Math TeX Gyre" fo:font-size="20pt" style:text-underline-style="solid" style:text-underline-width="bold" style:text-underline-color="font-color" fo:font-weight="bold" officeooo:rsid="002003de" officeooo:paragraph-rsid="002b1373" fo:background-color="#ffff00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PUNTES T11</text:p>
        <text:p text:style-name="MP1">Programación orientada a objet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8:44:08.618034321</meta:creation-date>
    <meta:generator>LibreOffice/7.4.5.1$Linux_X86_64 LibreOffice_project/40$Build-1</meta:generator>
    <dc:date>2023-03-10T20:28:56.730976232</dc:date>
    <meta:editing-duration>PT1H37M38S</meta:editing-duration>
    <meta:editing-cycles>24</meta:editing-cycles>
    <meta:document-statistic meta:table-count="1" meta:image-count="0" meta:object-count="0" meta:page-count="4" meta:paragraph-count="109" meta:word-count="557" meta:character-count="3285" meta:non-whitespace-character-count="2788"/>
  </office:meta>
</office:document-meta>
</file>